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b805" officeooo:paragraph-rsid="0001b805"/>
    </style:style>
    <style:style style:name="P2" style:family="paragraph" style:parent-style-name="Standard">
      <style:text-properties officeooo:rsid="00025f44" officeooo:paragraph-rsid="00025f44"/>
    </style:style>
    <style:style style:name="P3" style:family="paragraph" style:parent-style-name="Standard">
      <style:text-properties style:text-underline-style="solid" style:text-underline-width="auto" style:text-underline-color="font-color" officeooo:rsid="00025f44" officeooo:paragraph-rsid="00025f44"/>
    </style:style>
    <style:style style:name="P4" style:family="paragraph" style:parent-style-name="Standard">
      <style:text-properties style:text-underline-style="solid" style:text-underline-width="auto" style:text-underline-color="font-color" officeooo:rsid="0003ed6b" officeooo:paragraph-rsid="0003ed6b"/>
    </style:style>
    <style:style style:name="P5" style:family="paragraph" style:parent-style-name="Standard">
      <style:text-properties style:text-underline-style="solid" style:text-underline-width="auto" style:text-underline-color="font-color" officeooo:rsid="001e7148" officeooo:paragraph-rsid="001e7148"/>
    </style:style>
    <style:style style:name="P6" style:family="paragraph" style:parent-style-name="Standard">
      <style:text-properties style:text-underline-style="none" officeooo:rsid="0003ed6b" officeooo:paragraph-rsid="0003ed6b"/>
    </style:style>
    <style:style style:name="P7" style:family="paragraph" style:parent-style-name="Standard">
      <style:text-properties style:text-underline-style="none" officeooo:rsid="0006fef8" officeooo:paragraph-rsid="0006fef8"/>
    </style:style>
    <style:style style:name="P8" style:family="paragraph" style:parent-style-name="Standard">
      <style:text-properties officeooo:rsid="0019c7c1" officeooo:paragraph-rsid="0019c7c1"/>
    </style:style>
    <style:style style:name="P9" style:family="paragraph" style:parent-style-name="Standard">
      <style:text-properties officeooo:rsid="001b9a67" officeooo:paragraph-rsid="001b9a67"/>
    </style:style>
    <style:style style:name="P10" style:family="paragraph" style:parent-style-name="Standard">
      <style:text-properties officeooo:rsid="001e7148" officeooo:paragraph-rsid="001e7148"/>
    </style:style>
    <style:style style:name="P11" style:family="paragraph" style:parent-style-name="Standard">
      <style:text-properties officeooo:rsid="0022cd45" officeooo:paragraph-rsid="0022cd45"/>
    </style:style>
    <style:style style:name="P12" style:family="paragraph" style:parent-style-name="Standard">
      <style:text-properties officeooo:rsid="0022cd45" officeooo:paragraph-rsid="0022cd45"/>
    </style:style>
    <style:style style:name="P13" style:family="paragraph" style:parent-style-name="Standard">
      <style:text-properties officeooo:rsid="0023f7b4" officeooo:paragraph-rsid="0023f7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rtada</text:p>
      <text:p text:style-name="Standard"><text:a xlink:type="simple" xlink:href="https://commons.wikimedia.org/wiki/File:Formatge_i_sobrassada.jpg" text:style-name="Internet_20_link" text:visited-style-name="Visited_20_Internet_20_Link">https://commons.wikimedia.org/wiki/File:Formatge_i_sobrassada.jpg</text:a></text:p>
      <text:p text:style-name="Standard"/>
      <text:p text:style-name="P2">Ensaimada portada</text:p>
      <text:p text:style-name="P2"><text:a xlink:type="simple" xlink:href="https://upload.wikimedia.org/wikipedia/commons/f/f6/Ensaïmada_de_nata.JPG" text:style-name="Internet_20_link" text:visited-style-name="Visited_20_Internet_20_Link">https://upload.wikimedia.org/wikipedia/commons/f/f6/Ensa%C3%AFmada_de_nata.JPG</text:a></text:p>
      <text:p text:style-name="P3"/>
      <text:p text:style-name="P4">Panades</text:p>
      <text:p text:style-name="P4"><text:a xlink:type="simple" xlink:href="https://commons.wikimedia.org/wiki/File:Panadescuites.jpg" text:style-name="Internet_20_link" text:visited-style-name="Visited_20_Internet_20_Link">https://commons.wikimedia.org/wiki/File:Panadescuites.jpg</text:a></text:p>
      <text:p text:style-name="P6"/>
      <text:p text:style-name="P7">Rubiols</text:p>
      <text:p text:style-name="P7"><text:a xlink:type="simple" xlink:href="https://ca.wikipedia.org/wiki/Rubiol#/media/Fitxer:Safata_de_rubiols.JPG" text:style-name="Internet_20_link" text:visited-style-name="Visited_20_Internet_20_Link">https://ca.wikipedia.org/wiki/Rubiol#/media/Fitxer:Safata_de_rubiols.JPG</text:a></text:p>
      <text:p text:style-name="P7"/>
      <text:p text:style-name="P6"/>
      <text:p text:style-name="P8">Ensaimada Mallorca</text:p>
      <text:p text:style-name="P8"><text:a xlink:type="simple" xlink:href="https://www.flickr.com/photos/149561324@N03/40875532832" text:style-name="Internet_20_link" text:visited-style-name="Visited_20_Internet_20_Link">https://www.flickr.com/photos/149561324@N03/40875532832</text:a></text:p>
      <text:p text:style-name="P8"/>
      <text:p text:style-name="P9">Ensaimada con chocolate</text:p>
      <text:p text:style-name="P9"><text:a xlink:type="simple" xlink:href="https://commons.wikimedia.org/wiki/File:Chocolate_y_ensaimadas.jpg" text:style-name="Internet_20_link" text:visited-style-name="Visited_20_Internet_20_Link">https://commons.wikimedia.org/wiki/File:Chocolate_y_ensaimadas.jpg</text:a></text:p>
      <text:p text:style-name="P9"/>
      <text:p text:style-name="P9"/>
      <text:p text:style-name="P10">Gif cocinero</text:p>
      <text:p text:style-name="P10"><text:a xlink:type="simple" xlink:href="https://www.gifsanimados.org/img-cocinero-y-chef-imagen-animada-0049-104512.htm" text:style-name="Internet_20_link" text:visited-style-name="Visited_20_Internet_20_Link">https://www.gifsanimados.org/img-cocinero-y-chef-imagen-animada-0049-104512.htm</text:a></text:p>
      <text:p text:style-name="P5"/>
      <text:p text:style-name="P11">Ensaimada caja</text:p>
      <text:p text:style-name="P11"><text:a xlink:type="simple" xlink:href="https://www.flickr.com/photos/100897798@N05/9796664856" text:style-name="Internet_20_link" text:visited-style-name="Visited_20_Internet_20_Link">https://www.flickr.com/photos/100897798@N05/9796664856</text:a></text:p>
      <text:p text:style-name="P11"/>
      <text:p text:style-name="P13">Crespells hd</text:p>
      <text:p text:style-name="P13"><text:a xlink:type="simple" xlink:href="https://es.wikipedia.org/wiki/Crespell#/media/Archivo:Senyorets_de_Sant_Antoni.JPG" text:style-name="Internet_20_link" text:visited-style-name="Visited_20_Internet_20_Link">https://es.wikipedia.org/wiki/Crespell#/media/Archivo:Senyorets_de_Sant_Antoni.JPG</text:a></text:p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1-05-12T18:12:52.698000000</dc:date>
    <meta:editing-duration>PT30M30S</meta:editing-duration>
    <meta:editing-cycles>7</meta:editing-cycles>
    <meta:document-statistic meta:table-count="0" meta:image-count="0" meta:object-count="0" meta:page-count="1" meta:paragraph-count="18" meta:word-count="25" meta:character-count="725" meta:non-whitespace-character-count="718"/>
  </office:meta>
</office:document-meta>
</file>